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2" style:family="paragraph">
      <style:paragraph-properties fo:break-before="page"/>
    </style:style>
    <style:style style:name="P2" style:parent-style-name="Normal" style:family="paragraph">
      <style:text-properties fo:language="nl" fo:country="NL"/>
    </style:style>
    <style:style style:name="P3" style:parent-style-name="ListParagraph" style:list-style-name="LFO2" style:family="paragraph"/>
    <style:style style:name="P4" style:parent-style-name="ListParagraph" style:list-style-name="LFO2" style:family="paragraph"/>
    <style:style style:name="T5" style:parent-style-name="DefaultParagraphFont" style:family="text">
      <style:text-properties fo:language="nl" fo:country="NL"/>
    </style:style>
    <style:style style:name="P6" style:parent-style-name="ListParagraph" style:list-style-name="LFO2" style:family="paragraph"/>
    <style:style style:name="T7" style:parent-style-name="DefaultParagraphFont" style:family="text">
      <style:text-properties fo:language="nl" fo:country="NL"/>
    </style:style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T10" style:parent-style-name="DefaultParagraphFont" style:family="text">
      <style:text-properties fo:language="nl" fo:country="NL"/>
    </style:style>
    <style:style style:name="P11" style:parent-style-name="Normal" style:family="paragraph">
      <style:text-properties fo:language="nl" fo:country="NL"/>
    </style:style>
    <style:style style:name="P12" style:parent-style-name="Normal" style:family="paragraph">
      <style:text-properties fo:language="nl" fo:country="NL"/>
    </style:style>
    <style:style style:name="P13" style:parent-style-name="Normal" style:family="paragraph">
      <style:text-properties fo:language="nl" fo:country="NL"/>
    </style:style>
    <style:style style:name="P14" style:parent-style-name="Normal" style:family="paragraph">
      <style:text-properties fo:language="nl" fo:country="NL"/>
    </style:style>
    <style:style style:name="T15" style:parent-style-name="DefaultParagraphFont" style:family="text">
      <style:text-properties fo:language="nl" fo:country="NL"/>
    </style:style>
    <style:style style:name="T16" style:parent-style-name="DefaultParagraphFont" style:family="text">
      <style:text-properties fo:language="nl" fo:country="NL"/>
    </style:style>
  </office:automatic-styles>
  <office:body>
    <office:text text:use-soft-page-breaks="true">
      <text:list text:style-name="LFO2" text:continue-numbering="true">
        <text:list-item>
          <text:p text:style-name="P1">Leg het verschil uit tussen ‘./Images/photo1.jpg' en '../Images/photo1.jpg'.</text:p>
        </text:list-item>
      </text:list>
      <text:p text:style-name="P2">Bij eentje is er een punt meer.</text:p>
      <text:list text:style-name="LFO2" text:continue-numbering="true">
        <text:list-item>
          <text:p text:style-name="P3">Wat is het referentiepunt voor een absoluut gepositioneerd element (“position: absolute”)?</text:p>
        </text:list-item>
      </text:list>
      <text:p text:style-name="Normal">dat de eigenschap position heeft met een andere waarde dan static (bijvoorbeeld absolute of relative).</text:p>
      <text:list text:style-name="LFO2" text:continue-numbering="true">
        <text:list-item>
          <text:p text:style-name="P4">Wat is “@keyframes” en wat doet het?</text:p>
        </text:list-item>
      </text:list>
      <text:p text:style-name="Normal">CSS3 keyframes zijn krachtige regels waarmee je de CSS-stijlen van een element kan bepalen tijdens een tijdschaal<text:span text:style-name="T5">.</text:span></text:p>
      <text:p text:style-name="Normal"/>
      <text:list text:style-name="LFO2" text:continue-numbering="true">
        <text:list-item>
          <text:p text:style-name="P6">Welke twee eigenschappen (“properties”) kan je gebruiken bij “@keyframes”? Waarom juist<text:span text:style-name="T7"><text:s/></text:span>die twee?</text:p>
        </text:list-item>
      </text:list>
      <text:p text:style-name="Normal">dat de eigenschap position heeft met een andere waarde dan static (bijvoorbeeld absolute of relative).</text:p>
      <text:list text:style-name="LFO2" text:continue-numbering="true">
        <text:list-item>
          <text:p text:style-name="P8">Wat is een pseudo-selector?</text:p>
        </text:list-item>
      </text:list>
      <text:p text:style-name="Normal">Een pseudo-class selector is vergelijkbaar met een klasse in CSS, maar heeft als basis een dubbele punt gevolgd door de naam van de pseudo-class</text:p>
      <text:list text:style-name="LFO2" text:continue-numbering="true">
        <text:list-item>
          <text:p text:style-name="P9">Geef drie voorbeelden van een pseudo-selector.<text:span text:style-name="T10">\</text:span></text:p>
        </text:list-item>
      </text:list>
      <text:p text:style-name="P11">Before after focus.</text:p>
      <text:p text:style-name="P12"/>
      <text:p text:style-name="Normal">7. Welke kleur heeft de link met de class ‘contact-button-main’ wanneer deze nog niet bezocht</text:p>
      <text:p text:style-name="Normal">is?</text:p>
      <text:p text:style-name="P13">red</text:p>
      <text:p text:style-name="Normal">8. Welke kleur heeft de link met de class ‘contact-button-main’ wanneer deze nog niet bezocht</text:p>
      <text:p text:style-name="Normal">is?</text:p>
      <text:p text:style-name="P14">green</text:p>
      <text:p text:style-name="Normal">9. Wat doet de property “tekst-align”?</text:p>
      <text:p text:style-name="Normal"><text:span text:style-name="T15">d</text:span>e text-align eigenschap bepaalt hoe de inline inhoud van een element op blokniveau horizontaal binnen het element moet worden uitgelijnd<text:span text:style-name="T16">.</text:span></text:p>
      <text:p text:style-name="Normal">10. Wat is de “active state” van een eleme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no Denslagen</meta:initial-creator>
    <dc:creator>Jeno Denslagen</dc:creator>
    <meta:creation-date>2022-11-09T08:12:00Z</meta:creation-date>
    <dc:date>2022-11-09T08:38:00Z</dc:date>
    <meta:template xlink:href="Normal" xlink:type="simple"/>
    <meta:editing-cycles>1</meta:editing-cycles>
    <meta:editing-duration>PT0S</meta:editing-duration>
    <meta:document-statistic meta:page-count="1" meta:paragraph-count="2" meta:word-count="198" meta:character-count="1327" meta:row-count="9" meta:non-whitespace-character-count="1131"/>
  </office:meta>
</office:document-meta>
</file>